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25800000161538692C4AFF72687.jpg" manifest:media-type="image/jpeg"/>
  <manifest:file-entry manifest:full-path="Pictures/100002010000031E000003B1E3EB1CF1002FA748.png" manifest:media-type="image/png"/>
  <manifest:file-entry manifest:full-path="Pictures/10000000000002D50000012C5F6D8BF97C987E7B.jpg" manifest:media-type="image/jpeg"/>
  <manifest:file-entry manifest:full-path="Pictures/1000000000000320000002585052957A2CD919C1.jpg" manifest:media-type="image/jpeg"/>
  <manifest:file-entry manifest:full-path="Pictures/10000201000000F1000001341B00D6F87BFB5B3F.png" manifest:media-type="image/png"/>
  <manifest:file-entry manifest:full-path="Pictures/10000201000003E1000000EA58E503106E1D88D5.png" manifest:media-type="image/png"/>
  <manifest:file-entry manifest:full-path="Pictures/10000201000000E600000050CD1D92E139B9BCC7.png" manifest:media-type="image/png"/>
  <manifest:file-entry manifest:full-path="Pictures/100002010000014200000115D60797B2E212BC0A.png" manifest:media-type="image/png"/>
  <manifest:file-entry manifest:full-path="Pictures/100000000000021F000002B29B8F1B1157A401FF.jpg" manifest:media-type="image/jpeg"/>
  <manifest:file-entry manifest:full-path="Pictures/100002010000044C0000031785E1EF0D3189F940.png" manifest:media-type="image/png"/>
  <manifest:file-entry manifest:full-path="Pictures/10000201000000A80000020155D1117463AB9DC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Calibri1" svg:font-family="Calibri"/>
    <style:font-face style:name="Calibri Light1" svg:font-family="'Calibri Light'"/>
    <style:font-face style:name="Helvetica1" svg:font-family="Helvetica"/>
    <style:font-face style:name="宋体1" svg:font-family="宋体" style:font-family-generic="modern"/>
    <style:font-face style:name="禹卫书法行书简体&#10;1" svg:font-family="禹卫书法行书简体&#10;" style:font-family-generic="modern"/>
    <style:font-face style:name="苏新诗柳楷简2" svg:font-family="苏新诗柳楷简" style:font-family-generic="modern"/>
    <style:font-face style:name="【暖色君】小威体1" svg:font-family="【暖色君】小威体" style:font-family-generic="decorative" style:font-pitch="fixed"/>
    <style:font-face style:name="微软雅黑2" svg:font-family="微软雅黑" style:font-family-generic="modern" style:font-pitch="fixed"/>
    <style:font-face style:name="+mn-ea" svg:font-family="+mn-ea" style:font-pitch="variable"/>
    <style:font-face style:name="Calibri" svg:font-family="Calibri" style:font-pitch="variable"/>
    <style:font-face style:name="Calibri Light" svg:font-family="'Calibri Light'" style:font-pitch="variable"/>
    <style:font-face style:name="Helvetica" svg:font-family="Helvetic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2" svg:font-family="'Lohit Devanagari'" style:font-pitch="variable"/>
    <style:font-face style:name="华文行楷" svg:font-family="华文行楷" style:font-pitch="variable"/>
    <style:font-face style:name="思源黑体 CN Light" svg:font-family="'思源黑体 CN Light'" style:font-pitch="variable"/>
    <style:font-face style:name="思源黑体 CN Medium" svg:font-family="'思源黑体 CN Medium'" style:font-pitch="variable"/>
    <style:font-face style:name="思源黑体 CN Regular2" svg:font-family="'思源黑体 CN Regular'" style:font-pitch="variable"/>
    <style:font-face style:name="楷体_GB2312" svg:font-family="楷体_GB2312" style:font-pitch="variable"/>
    <style:font-face style:name="禹卫书法行书简体&#10;" svg:font-family="禹卫书法行书简体&#10;" style:font-pitch="variable"/>
    <style:font-face style:name="苏新诗柳楷简" svg:font-family="苏新诗柳楷简" style:font-pitch="variable"/>
    <style:font-face style:name="Lohit Devanagari1" svg:font-family="'Lohit Devanagari'" style:font-family-generic="decorative" style:font-pitch="variable"/>
    <style:font-face style:name="【暖色君】小威体" svg:font-family="【暖色君】小威体" style:font-family-generic="decorative" style:font-pitch="variable"/>
    <style:font-face style:name="Liberation Sans2" svg:font-family="'Liberation Sans'" style:font-family-generic="modern" style:font-pitch="variable"/>
    <style:font-face style:name="宋体" svg:font-family="宋体" style:font-family-generic="modern" style:font-pitch="variable"/>
    <style:font-face style:name="微软雅黑1" svg:font-family="微软雅黑" style:font-family-generic="modern" style:font-pitch="variable"/>
    <style:font-face style:name="思源黑体 CN Regular1" svg:font-family="'思源黑体 CN Regular'" style:font-family-generic="modern" style:font-pitch="variable"/>
    <style:font-face style:name="文悦古典明朝体 (非商业使用) W5" svg:font-family="'文悦古典明朝体 (非商业使用) W5'" style:font-family-generic="modern" style:font-pitch="variable"/>
    <style:font-face style:name="禹卫书法行书简体&#10;2" svg:font-family="禹卫书法行书简体&#10;" style:font-family-generic="modern" style:font-pitch="variable"/>
    <style:font-face style:name="苏新诗柳楷简1" svg:font-family="苏新诗柳楷简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3" svg:font-family="'Liberation Sans'" style:font-family-generic="swiss" style:font-pitch="variable"/>
    <style:font-face style:name="微软雅黑" svg:font-family="微软雅黑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color="#d3c8b2" draw:fill-image-name="Bitmap_20_1" style:repeat="stretch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bitmap" draw:fill-color="#d3c8b2" draw:fill-image-name="background" style:repeat="stretch" presentation:display-footer="false" presentation:display-page-number="false" presentation:display-date-time="false"/>
    </style:style>
    <style:style style:name="gr1" style:family="graphic" style:parent-style-name="无填充且无边框的对象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35cm" draw:stroke-linejoin="miter" draw:fill="solid" draw:fill-color="#85161a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fill-color="#729fcf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106cm" svg:stroke-color="#6a3c12" draw:stroke-linejoin="miter" draw:fill="solid" draw:fill-color="#efe7ca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8.671cm" fo:min-width="3.501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106cm" svg:stroke-color="#6a3c12" draw:stroke-linejoin="miter" draw:fill="solid" draw:fill-color="#efe7ca" draw:textarea-vertical-align="middle" draw:auto-grow-height="false" draw:fit-to-size="false" fo:min-height="0.999cm" fo:min-width="0.749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fo:min-height="1.919cm" fo:min-width="1.381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fo:min-height="8.659cm" fo:min-width="4.117cm" fo:padding-top="0.125cm" fo:padding-bottom="0.125cm" fo:padding-left="0.25cm" fo:padding-right="0.25cm" fo:wrap-option="wrap"/>
    </style:style>
    <style:style style:name="gr12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right" draw:auto-grow-height="false" draw:auto-grow-width="true" fo:max-width="0cm" fo:min-width="6.373cm"/>
      <style:paragraph-properties style:writing-mode="tb-rl"/>
    </style:style>
    <style:style style:name="gr14" style:family="graphic" style:parent-style-name="无填充且无边框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right" draw:auto-grow-height="false" draw:auto-grow-width="true" fo:max-width="0cm" fo:min-width="0cm"/>
      <style:paragraph-properties style:writing-mode="tb-rl"/>
    </style:style>
    <style:style style:name="pr1" style:family="presentation" style:parent-style-name="标题幻灯片-notes">
      <style:graphic-properties draw:fill-color="#ffffff" draw:auto-grow-height="true" fo:min-height="13.364cm"/>
    </style:style>
    <style:style style:name="pr2" style:family="presentation" style:parent-style-name="标题和内容-notes">
      <style:graphic-properties draw:fill-color="#ffffff" draw:auto-grow-height="true" fo:min-height="13.364cm"/>
    </style:style>
    <style:style style:name="pr3" style:family="presentation" style:parent-style-name="标题和内容-title">
      <style:graphic-properties fo:min-height="3.506cm"/>
    </style:style>
    <style:style style:name="pr4" style:family="presentation" style:parent-style-name="标题和内容-outline1">
      <style:graphic-properties fo:min-height="11.928cm"/>
    </style:style>
    <style:style style:name="pr5" style:family="presentation" style:parent-style-name="标题和内容-title">
      <style:graphic-properties draw:stroke="none" draw:fill="none" fo:min-height="2.085cm"/>
    </style:style>
    <style:style style:name="pr6" style:family="presentation" style:parent-style-name="标题和内容-title">
      <style:graphic-properties draw:auto-grow-height="true" fo:min-height="3.681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85161a"/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style:font-size-asian="18pt"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style:font-size-asian="18pt" fo:hyphenate="false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8" style:family="paragraph">
      <style:paragraph-properties fo:margin-left="0.2cm" fo:margin-right="0.4cm" fo:margin-top="0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 draw:fill-color="#729fcf"/>
      <style:paragraph-properties fo:margin-left="0.2cm" fo:margin-right="0.4cm" fo:margin-top="0cm" fo:margin-bottom="0cm" fo:line-height="100%" fo:text-align="start" fo:text-indent="0cm" style:punctuation-wrap="hanging" style:writing-mode="lr-tb" style:font-independent-line-spacing="true"/>
      <style:text-properties style:font-name="华文行楷" fo:font-size="18pt" style:font-name-asian="华文行楷" fo:hyphenate="false"/>
    </style:style>
    <style:style style:name="P10" style:family="paragraph">
      <loext:graphic-properties draw:fill="solid" draw:fill-color="#efe7ca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style:font-name="华文行楷" style:font-name-asian="华文行楷"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style:font-name="华文行楷" fo:font-size="18pt" style:font-name-asian="华文行楷"/>
    </style:style>
    <style:style style:name="P13" style:family="paragraph">
      <style:paragraph-properties fo:margin-left="0cm" fo:margin-right="0cm" fo:margin-top="0cm" fo:margin-bottom="0cm" fo:line-height="150%" fo:text-align="center" fo:text-indent="0cm" style:punctuation-wrap="hanging" style:writing-mode="lr-tb"/>
      <style:text-properties style:font-size-asian="18pt" fo:hyphenate="false"/>
    </style:style>
    <style:style style:name="P14" style:family="paragraph">
      <loext:graphic-properties draw:fill="none"/>
      <style:paragraph-properties fo:margin-left="0cm" fo:margin-right="0cm" fo:margin-top="0cm" fo:margin-bottom="0cm" fo:line-height="150%" fo:text-align="center" fo:text-indent="0cm" style:punctuation-wrap="hanging" style:writing-mode="lr-tb" style:font-independent-line-spacing="true"/>
      <style:text-properties style:font-name="思源黑体 CN Medium" fo:font-size="36pt" style:font-size-asian="18pt" fo:hyphenate="false"/>
    </style:style>
    <style:style style:name="P15" style:family="paragraph">
      <loext:graphic-properties draw:fill="none"/>
      <style:paragraph-properties fo:margin-left="0cm" fo:margin-right="0cm" fo:margin-top="0cm" fo:margin-bottom="0cm" fo:line-height="150%" fo:text-align="center" fo:text-indent="0cm" style:punctuation-wrap="hanging" style:writing-mode="lr-tb" style:font-independent-line-spacing="true"/>
      <style:text-properties fo:font-size="18pt" style:font-size-asian="18pt" fo:hyphenate="false"/>
    </style:style>
    <style:style style:name="P16" style:family="paragraph">
      <loext:graphic-properties draw:fill="none"/>
      <style:paragraph-properties fo:margin-left="0cm" fo:margin-right="0cm" fo:margin-top="0cm" fo:margin-bottom="0cm" fo:line-height="150%" fo:text-align="center" fo:text-indent="0cm" style:punctuation-wrap="hanging" style:writing-mode="lr-tb" style:font-independent-line-spacing="true"/>
      <style:text-properties fo:font-size="44pt" style:font-size-asian="18pt"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华文行楷" fo:font-size="18pt" style:font-name-asian="华文行楷" fo:hyphenate="false"/>
    </style:style>
    <style:style style:name="P18" style:family="paragraph">
      <style:text-properties fo:font-size="32pt" style:font-size-asian="32pt" style:font-size-complex="32pt"/>
    </style:style>
    <style:style style:name="P19" style:family="paragraph">
      <loext:graphic-properties draw:fill="none"/>
      <style:paragraph-properties fo:text-align="center"/>
    </style:style>
    <style:style style:name="P20" style:family="paragraph">
      <style:paragraph-properties fo:text-align="end" style:writing-mode="rl-tb"/>
      <style:text-properties style:font-name="思源黑体 CN Medium" fo:font-size="24pt" style:font-size-asian="24pt" style:font-size-complex="24pt"/>
    </style:style>
    <style:style style:name="P21" style:family="paragraph">
      <loext:graphic-properties draw:fill="none" draw:fill-color="#ffffff"/>
      <style:paragraph-properties fo:text-align="end" style:writing-mode="rl-tb"/>
      <style:text-properties style:font-name="思源黑体 CN Medium" fo:font-size="24pt" style:font-size-asian="24pt" style:font-size-complex="24pt"/>
    </style:style>
    <style:style style:name="P22" style:family="paragraph">
      <style:text-properties style:font-size-asian="18pt"/>
    </style:style>
    <style:style style:name="P23" style:family="paragraph">
      <loext:graphic-properties draw:fill="none"/>
      <style:text-properties style:font-size-asian="18pt"/>
    </style:style>
    <style:style style:name="P24" style:family="paragraph">
      <style:paragraph-properties fo:text-align="center"/>
    </style:style>
    <style:style style:name="P25" style:family="paragraph">
      <loext:graphic-properties draw:fill="none" draw:fill-color="#ffffff"/>
      <style:text-properties fo:font-size="32pt" style:font-size-asian="32pt" style:font-size-complex="32pt"/>
    </style:style>
    <style:style style:name="T1" style:family="text">
      <style:text-properties fo:font-variant="normal" fo:text-transform="none" fo:color="#d3c8b2" style:text-line-through-style="none" style:text-line-through-type="none" style:text-position="0% 100%" style:font-name="禹卫书法行书简体&#10;" fo:font-size="88pt" fo:letter-spacing="normal" fo:font-style="normal" style:text-underline-style="none" fo:font-weight="bold" style:font-name-asian="禹卫书法行书简体&#10;1" style:font-size-asian="88pt" style:font-style-asian="normal" style:font-weight-asian="bold" style:font-size-complex="88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1pt" fo:letter-spacing="normal" fo:font-style="normal" style:text-underline-style="none" fo:font-weight="normal" style:font-name-asian="宋体1" style:font-size-asian="1pt" style:font-style-asian="normal" style:font-weight-asian="normal" style:font-size-complex="1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华文行楷" fo:font-size="96pt" fo:letter-spacing="normal" fo:font-style="normal" style:text-underline-style="none" fo:font-weight="normal" style:font-name-asian="华文行楷" style:font-size-asian="96pt" style:font-style-asian="normal" style:font-weight-asian="normal" style:font-name-complex="【暖色君】小威体1" style:font-size-complex="96pt" style:font-style-complex="normal" style:font-weight-complex="normal"/>
    </style:style>
    <style:style style:name="T4" style:family="text">
      <style:text-properties fo:font-variant="normal" fo:text-transform="none" fo:color="#6a3c12" style:text-line-through-style="none" style:text-line-through-type="none" style:text-position="0% 100%" style:font-name="华文行楷" fo:font-size="32pt" fo:letter-spacing="normal" fo:font-style="normal" style:text-underline-style="none" fo:font-weight="bold" style:font-name-asian="华文行楷" style:font-size-asian="32pt" style:font-style-asian="normal" style:font-weight-asian="bold" style:font-size-complex="32pt" style:font-style-complex="normal" style:font-weight-complex="bold"/>
    </style:style>
    <style:style style:name="T5" style:family="text">
      <style:text-properties fo:font-variant="normal" fo:text-transform="none" fo:color="#805931" style:text-line-through-style="none" style:text-line-through-type="none" style:text-position="0% 100%" style:font-name="思源黑体 CN Medium" fo:font-size="44pt" fo:letter-spacing="normal" fo:font-style="normal" style:text-underline-style="none" fo:font-weight="normal" style:font-name-asian="华文行楷" style:font-size-asian="44pt" style:font-style-asian="normal" style:font-weight-asian="normal" style:font-size-complex="44pt" style:font-style-complex="normal" style:font-weight-complex="normal"/>
    </style:style>
    <style:style style:name="T6" style:family="text">
      <style:text-properties fo:font-variant="normal" fo:text-transform="none" fo:color="#805931" style:text-line-through-style="none" style:text-line-through-type="none" style:text-position="0% 100%" style:font-name="思源黑体 CN Light" fo:font-size="20pt" fo:letter-spacing="normal" fo:font-style="normal" style:text-underline-style="none" fo:font-weight="normal" style:font-name-asian="思源黑体 CN Light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805931" style:text-line-through-style="none" style:text-line-through-type="none" style:text-position="0% 100%" style:font-name="华文行楷" fo:font-size="44pt" fo:letter-spacing="normal" fo:font-style="normal" style:text-underline-style="none" fo:font-weight="normal" style:font-name-asian="华文行楷" style:font-size-asian="44pt" style:font-style-asian="normal" style:font-weight-asian="normal" style:font-size-complex="44pt" style:font-style-complex="normal" style:font-weight-complex="normal"/>
    </style:style>
    <style:style style:name="T8" style:family="text">
      <style:text-properties style:font-name="华文行楷" fo:font-size="54pt" style:font-name-asian="华文行楷" style:font-size-asian="54pt" style:font-size-complex="54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80593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标题幻灯片" presentation:presentation-page-layout-name="AL1T0">
        <office:forms form:automatic-focus="false" form:apply-design-mode="false"/>
        <draw:frame draw:name="图片 14" draw:style-name="gr1" draw:text-style-name="P1" draw:layer="layout" svg:width="5.502cm" svg:height="1.917cm" svg:x="0cm" svg:y="17.132cm">
          <draw:image xlink:href="Pictures/10000201000000E600000050CD1D92E139B9BCC7.png" xlink:type="simple" xlink:show="embed" xlink:actuate="onLoad">
            <text:p/>
          </draw:image>
        </draw:frame>
        <draw:frame draw:name="图片 16" draw:style-name="gr1" draw:text-style-name="P1" xml:id="id5" draw:id="id5" draw:layer="layout" svg:width="13.516cm" svg:height="16.011cm" svg:x="17.799cm" svg:y="0cm">
          <draw:image xlink:href="Pictures/100002010000031E000003B1E3EB1CF1002FA748.png" xlink:type="simple" xlink:show="embed" xlink:actuate="onLoad">
            <text:p/>
          </draw:image>
        </draw:frame>
        <draw:frame draw:name="图片 18" draw:style-name="gr1" draw:text-style-name="P1" xml:id="id6" draw:id="id6" draw:layer="layout" svg:width="18.617cm" svg:height="13.378cm" svg:x="15.248cm" svg:y="5.671cm">
          <draw:image xlink:href="Pictures/100002010000044C0000031785E1EF0D3189F940.png" xlink:type="simple" xlink:show="embed" xlink:actuate="onLoad">
            <text:p/>
          </draw:image>
        </draw:frame>
        <draw:custom-shape draw:name="矩形 21" draw:style-name="gr2" draw:text-style-name="P2" xml:id="id1" draw:id="id1" draw:layer="layout" svg:width="0.235cm" svg:height="2.096cm" svg:x="0cm" svg:y="6.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图片 25" draw:style-name="gr1" draw:text-style-name="P1" xml:id="id4" draw:id="id4" draw:layer="layout" svg:width="16.834cm" svg:height="3.957cm" svg:x="1.145cm" svg:y="10.566cm">
          <draw:image xlink:href="Pictures/10000201000003E1000000EA58E503106E1D88D5.png" xlink:type="simple" xlink:show="embed" xlink:actuate="onLoad">
            <text:p/>
          </draw:image>
        </draw:frame>
        <draw:frame draw:name="图片 26" draw:style-name="gr1" draw:text-style-name="P1" xml:id="id3" draw:id="id3" draw:layer="layout" svg:width="4.075cm" svg:height="5.227cm" svg:x="13.723cm" svg:y="5.047cm">
          <draw:image xlink:href="Pictures/10000201000000F1000001341B00D6F87BFB5B3F.png" xlink:type="simple" xlink:show="embed" xlink:actuate="onLoad">
            <text:p/>
          </draw:image>
        </draw:frame>
        <draw:custom-shape draw:name="文本框 28" draw:style-name="gr3" draw:text-style-name="P4" xml:id="id2" draw:id="id2" draw:layer="layout" svg:width="13.516cm" svg:height="3.975cm" svg:x="0.44cm" svg:y="5.329cm">
          <text:p text:style-name="P3"><text:span text:style-name="T1">经典朗诵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0.5s" smil:targetElement="id1" smil:type="fade" smil:subtype="crossfad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2" smil:attributeName="visibility" smil:to="visible"/>
                  <anim:transitionFilter smil:dur="1s" smil:targetElement="id2" smil:type="fade" smil:subtype="crossfade"/>
                  <anim:animate smil:dur="1s" smil:fill="hold" smil:targetElement="id2" smil:attributeName="x" smil:values="x;x" smil:keyTimes="0;1"/>
                  <anim:animate smil:dur="1s" smil:fill="hold" smil:targetElement="id2" smil:attributeName="y" smil:values="y+.1;y" smil:keyTimes="0;1"/>
                </anim:par>
              </anim:par>
              <anim:par smil:begin="1.5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0.5s" smil:targetElement="id3" smil:type="fade" smil:subtype="crossfade"/>
                </anim:par>
              </anim:par>
              <anim:par smil:begin="2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0.5s" smil:targetElement="id4" smil:type="fade" smil:subtype="crossfade"/>
                </anim:par>
              </anim:par>
              <anim:par smil:begin="2.5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0.5s" smil:targetElement="id5" smil:type="fade" smil:subtype="crossfade"/>
                </anim:par>
              </anim:par>
              <anim:par smil:begin="3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0.5s" smil:targetElement="id6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标题和内容" presentation:presentation-page-layout-name="AL2T11">
        <office:forms form:automatic-focus="false" form:apply-design-mode="false"/>
        <draw:custom-shape draw:name="e7d195523061f1c0" draw:style-name="gr3" draw:text-style-name="P7" draw:layer="layout" drawooo:display="printer" svg:width="0.815cm" svg:height="0.965cm" svg:x="-0.988cm" svg:y="5.009cm">
          <text:p text:style-name="P6"><text:span text:style-name="T2">e7d195523061f1c0600ade85ab8d19863d296bbd6d3c8047FB0A4867354E4F1E3A7DEAE3C4C4B5C9777EC9E9D7F78045DB0296A4194571101A21F67FC7D6C39966CE50B69116E2EE84E571E25F3C0CCE7483E71E92386C03466107A7550110558093E7A4C5930CDF09CDF5AFC6C76C08F24B1D29FD3EA65E2123F326B528A98A884D7B02858013132D21D43144637699EACC2AFDD20E828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组合 4">
          <draw:frame draw:name="图片 5" draw:style-name="gr1" draw:text-style-name="P1" draw:layer="layout" svg:width="5.341cm" svg:height="4.594cm" draw:transform="rotate (-1.5707963267949) translate (32.983cm 7.68cm)">
            <draw:image xlink:href="Pictures/100002010000014200000115D60797B2E212BC0A.png" xlink:type="simple" xlink:show="embed" xlink:actuate="onLoad">
              <text:p/>
            </draw:image>
          </draw:frame>
          <draw:frame draw:name="图片 6" draw:style-name="gr1" draw:text-style-name="P1" draw:layer="layout" svg:width="5.341cm" svg:height="4.594cm" draw:transform="rotate (1.5707963267949) translate (28.386cm 6.341cm)">
            <draw:image xlink:href="Pictures/100002010000014200000115D60797B2E212BC0A.png" xlink:type="simple" xlink:show="embed" xlink:actuate="onLoad">
              <text:p/>
            </draw:image>
          </draw:frame>
          <draw:custom-shape draw:name="矩形 7" draw:style-name="gr5" draw:text-style-name="P9" draw:layer="layout" svg:width="4.616cm" svg:height="9.998cm" svg:x="28.384cm" svg:y="1.955cm">
            <text:p text:style-name="P8"><text:span text:style-name="T3">目</text:span><text:span text:style-name="T3">录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组合 1" xml:id="id7" draw:id="id7">
          <draw:frame draw:name="Picture 2" draw:style-name="gr1" draw:text-style-name="P1" draw:layer="layout" svg:width="3.023cm" svg:height="9.232cm" svg:x="1.283cm" svg:y="2.058cm">
            <draw:image xlink:href="Pictures/10000201000000A80000020155D1117463AB9DC6.png" xlink:type="simple" xlink:show="embed" xlink:actuate="onLoad">
              <text:p/>
            </draw:image>
          </draw:frame>
          <draw:custom-shape draw:name="椭圆 10" draw:style-name="gr6" draw:text-style-name="P10" draw:layer="layout" svg:width="1.765cm" svg:height="1.765cm" svg:x="1.912cm" svg:y="1.29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文本框 11" draw:style-name="gr7" draw:text-style-name="P12" draw:layer="layout" svg:width="1.88cm" svg:height="2.168cm" svg:x="1.846cm" svg:y="1.091cm">
            <text:p text:style-name="P11"><text:span text:style-name="T4">壹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文本框 12" draw:style-name="gr8" draw:text-style-name="P14" xml:id="id8" draw:id="id8" draw:layer="layout" svg:width="4cm" svg:height="8.92cm" svg:x="4.298cm" svg:y="1.293cm">
          <text:p text:style-name="P13"><text:span text:style-name="T5"><text:a xlink:href="#幻灯片 3" xlink:type="simple">悯农</text:a></text:span></text:p>
          <text:p text:style-name="P13"><text:span text:style-name="T6">李绅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组合 23" xml:id="id9" draw:id="id9">
          <draw:frame draw:name="Picture 2" draw:style-name="gr1" draw:text-style-name="P1" draw:layer="layout" svg:width="3.023cm" svg:height="9.232cm" svg:x="4.497cm" svg:y="9.54cm">
            <draw:image xlink:href="Pictures/10000201000000A80000020155D1117463AB9DC6.png" xlink:type="simple" xlink:show="embed" xlink:actuate="onLoad">
              <text:p/>
            </draw:image>
          </draw:frame>
          <draw:custom-shape draw:name="椭圆 25" draw:style-name="gr6" draw:text-style-name="P10" draw:layer="layout" svg:width="1.765cm" svg:height="1.765cm" svg:x="5.126cm" svg:y="8.77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文本框 26" draw:style-name="gr7" draw:text-style-name="P12" draw:layer="layout" svg:width="1.88cm" svg:height="2.168cm" svg:x="5.06cm" svg:y="8.572cm">
            <text:p text:style-name="P11"><text:span text:style-name="T4">贰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文本框 27" draw:style-name="gr7" draw:text-style-name="P15" xml:id="id10" draw:id="id10" draw:layer="layout" svg:width="4.616cm" svg:height="9.962cm" svg:x="7.184cm" svg:y="8.2cm">
          <text:p text:style-name="P13"><text:span text:style-name="T7"><text:a xlink:href="#幻灯片 4" xlink:type="simple">草</text:a></text:span></text:p>
          <text:p text:style-name="P13"><text:span text:style-name="T6">白居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组合 28" xml:id="id11" draw:id="id11">
          <draw:frame draw:name="Picture 2" draw:style-name="gr1" draw:text-style-name="P1" draw:layer="layout" svg:width="3.023cm" svg:height="9.232cm" svg:x="11cm" svg:y="1.855cm">
            <draw:image xlink:href="Pictures/10000201000000A80000020155D1117463AB9DC6.png" xlink:type="simple" xlink:show="embed" xlink:actuate="onLoad">
              <text:p/>
            </draw:image>
          </draw:frame>
          <draw:custom-shape draw:name="椭圆 30" draw:style-name="gr6" draw:text-style-name="P10" draw:layer="layout" svg:width="1.765cm" svg:height="1.765cm" svg:x="11.628cm" svg:y="1.0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文本框 31" draw:style-name="gr7" draw:text-style-name="P12" draw:layer="layout" svg:width="1.88cm" svg:height="2.168cm" svg:x="11.563cm" svg:y="0.888cm">
            <text:p text:style-name="P11"><text:span text:style-name="T4">叁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文本框 32" draw:style-name="gr7" draw:text-style-name="P16" xml:id="id12" draw:id="id12" draw:layer="layout" svg:width="4.616cm" svg:height="9.998cm" svg:x="13.2cm" svg:y="1.402cm">
          <text:p text:style-name="P13"><text:span text:style-name="T7"><text:a xlink:href="#幻灯片 5" xlink:type="simple">鹅</text:a></text:span></text:p>
          <text:p text:style-name="P13"><text:span text:style-name="T6">骆宾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组合 34" xml:id="id13" draw:id="id13">
          <draw:frame draw:name="Picture 2" draw:style-name="gr1" draw:text-style-name="P1" draw:layer="layout" svg:width="3.023cm" svg:height="9.232cm" svg:x="14.2cm" svg:y="9.568cm">
            <draw:image xlink:href="Pictures/10000201000000A80000020155D1117463AB9DC6.png" xlink:type="simple" xlink:show="embed" xlink:actuate="onLoad">
              <text:p/>
            </draw:image>
          </draw:frame>
          <draw:custom-shape draw:name="椭圆 44" draw:style-name="gr6" draw:text-style-name="P10" draw:layer="layout" svg:width="1.765cm" svg:height="1.765cm" svg:x="14.829cm" svg:y="8.80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文本框 45" draw:style-name="gr7" draw:text-style-name="P12" draw:layer="layout" svg:width="1.88cm" svg:height="2.168cm" svg:x="14.763cm" svg:y="8.6cm">
            <text:p text:style-name="P11"><text:span text:style-name="T4">肆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文本框 46" draw:style-name="gr7" draw:text-style-name="P16" xml:id="id14" draw:id="id14" draw:layer="layout" svg:width="4.616cm" svg:height="8.908cm" svg:x="16.705cm" svg:y="8.803cm">
          <text:p text:style-name="P13"><text:span text:style-name="T7"><text:a xlink:href="#幻灯片 6" xlink:type="simple">春晓</text:a></text:span></text:p>
          <text:p text:style-name="P13"><text:span text:style-name="T6">孟浩然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组合 34" xml:id="id15" draw:id="id15">
          <draw:frame draw:name="Picture 2" draw:style-name="gr1" draw:text-style-name="P1" draw:layer="layout" svg:width="3.023cm" svg:height="9.232cm" svg:x="20.679cm" svg:y="2.368cm">
            <draw:image xlink:href="Pictures/10000201000000A80000020155D1117463AB9DC6.png" xlink:type="simple" xlink:show="embed" xlink:actuate="onLoad">
              <text:p/>
            </draw:image>
          </draw:frame>
          <draw:custom-shape draw:name="椭圆 44" draw:style-name="gr9" draw:text-style-name="P10" draw:layer="layout" svg:width="1.765cm" svg:height="1.765cm" svg:x="21.308cm" svg:y="1.60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文本框 45" draw:style-name="gr10" draw:text-style-name="P17" draw:layer="layout" svg:width="1.88cm" svg:height="2.168cm" svg:x="21.242cm" svg:y="1.4cm">
            <text:p text:style-name="P11"><text:span text:style-name="T4">伍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文本框 46" draw:style-name="gr11" draw:text-style-name="P16" xml:id="id16" draw:id="id16" draw:layer="layout" svg:width="4.616cm" svg:height="8.908cm" svg:x="23.184cm" svg:y="1.603cm">
          <text:p text:style-name="P13"><text:span text:style-name="T7"><text:a xlink:href="#幻灯片 7" xlink:type="simple">登鹳雀楼</text:a></text:span></text:p>
          <text:p text:style-name="P13"><text:span text:style-name="T6">王之涣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7" smil:attributeName="visibility" smil:to="visible"/>
                  <anim:transitionFilter smil:dur="1s" smil:targetElement="id7" smil:type="fade" smil:subtype="crossfade"/>
                  <anim:animate smil:dur="1s" smil:fill="hold" smil:targetElement="id7" smil:attributeName="x" smil:values="x;x" smil:keyTimes="0;1"/>
                  <anim:animate smil:dur="1s" smil:fill="hold" smil:targetElement="id7" smil:attributeName="y" smil:values="y+.1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8" smil:attributeName="visibility" smil:to="visible"/>
                  <anim:transitionFilter smil:dur="1s" smil:targetElement="id8" smil:type="fade" smil:subtype="crossfade"/>
                  <anim:animate smil:dur="1s" smil:fill="hold" smil:targetElement="id8" smil:attributeName="x" smil:values="x;x" smil:keyTimes="0;1"/>
                  <anim:animate smil:dur="1s" smil:fill="hold" smil:targetElement="id8" smil:attributeName="y" smil:values="y+.1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9" smil:attributeName="visibility" smil:to="visible"/>
                  <anim:transitionFilter smil:dur="1s" smil:targetElement="id9" smil:type="fade" smil:subtype="crossfade"/>
                  <anim:animate smil:dur="1s" smil:fill="hold" smil:targetElement="id9" smil:attributeName="x" smil:values="x;x" smil:keyTimes="0;1"/>
                  <anim:animate smil:dur="1s" smil:fill="hold" smil:targetElement="id9" smil:attributeName="y" smil:values="y+.1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10" smil:attributeName="visibility" smil:to="visible"/>
                  <anim:transitionFilter smil:dur="1s" smil:targetElement="id10" smil:type="fade" smil:subtype="crossfade"/>
                  <anim:animate smil:dur="1s" smil:fill="hold" smil:targetElement="id10" smil:attributeName="x" smil:values="x;x" smil:keyTimes="0;1"/>
                  <anim:animate smil:dur="1s" smil:fill="hold" smil:targetElement="id10" smil:attributeName="y" smil:values="y+.1;y" smil:keyTimes="0;1"/>
                </anim:par>
              </anim:par>
              <anim:par smil:begin="4s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11" smil:attributeName="visibility" smil:to="visible"/>
                  <anim:transitionFilter smil:dur="1s" smil:targetElement="id11" smil:type="fade" smil:subtype="crossfade"/>
                  <anim:animate smil:dur="1s" smil:fill="hold" smil:targetElement="id11" smil:attributeName="x" smil:values="x;x" smil:keyTimes="0;1"/>
                  <anim:animate smil:dur="1s" smil:fill="hold" smil:targetElement="id11" smil:attributeName="y" smil:values="y+.1;y" smil:keyTimes="0;1"/>
                </anim:par>
              </anim:par>
              <anim:par smil:begin="5s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12" smil:attributeName="visibility" smil:to="visible"/>
                  <anim:transitionFilter smil:dur="1s" smil:targetElement="id12" smil:type="fade" smil:subtype="crossfade"/>
                  <anim:animate smil:dur="1s" smil:fill="hold" smil:targetElement="id12" smil:attributeName="x" smil:values="x;x" smil:keyTimes="0;1"/>
                  <anim:animate smil:dur="1s" smil:fill="hold" smil:targetElement="id12" smil:attributeName="y" smil:values="y+.1;y" smil:keyTimes="0;1"/>
                </anim:par>
              </anim:par>
              <anim:par smil:begin="6s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13" smil:attributeName="visibility" smil:to="visible"/>
                  <anim:transitionFilter smil:dur="1s" smil:targetElement="id13" smil:type="fade" smil:subtype="crossfade"/>
                  <anim:animate smil:dur="1s" smil:fill="hold" smil:targetElement="id13" smil:attributeName="x" smil:values="x;x" smil:keyTimes="0;1"/>
                  <anim:animate smil:dur="1s" smil:fill="hold" smil:targetElement="id13" smil:attributeName="y" smil:values="y+.1;y" smil:keyTimes="0;1"/>
                </anim:par>
              </anim:par>
              <anim:par smil:begin="7s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14" smil:attributeName="visibility" smil:to="visible"/>
                  <anim:transitionFilter smil:dur="1s" smil:targetElement="id14" smil:type="fade" smil:subtype="crossfade"/>
                  <anim:animate smil:dur="1s" smil:fill="hold" smil:targetElement="id14" smil:attributeName="x" smil:values="x;x" smil:keyTimes="0;1"/>
                  <anim:animate smil:dur="1s" smil:fill="hold" smil:targetElement="id14" smil:attributeName="y" smil:values="y+.1;y" smil:keyTimes="0;1"/>
                </anim:par>
              </anim:par>
              <anim:par smil:begin="8s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15" smil:attributeName="visibility" smil:to="visible"/>
                  <anim:transitionFilter smil:dur="1s" smil:targetElement="id15" smil:type="fade" smil:subtype="crossfade"/>
                  <anim:animate smil:dur="1s" smil:fill="hold" smil:targetElement="id15" smil:attributeName="x" smil:values="x;x" smil:keyTimes="0;1"/>
                  <anim:animate smil:dur="1s" smil:fill="hold" smil:targetElement="id15" smil:attributeName="y" smil:values="y+.1;y" smil:keyTimes="0;1"/>
                </anim:par>
              </anim:par>
              <anim:par smil:begin="9s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16" smil:attributeName="visibility" smil:to="visible"/>
                  <anim:transitionFilter smil:dur="1s" smil:targetElement="id16" smil:type="fade" smil:subtype="crossfade"/>
                  <anim:animate smil:dur="1s" smil:fill="hold" smil:targetElement="id16" smil:attributeName="x" smil:values="x;x" smil:keyTimes="0;1"/>
                  <anim:animate smil:dur="1s" smil:fill="hold" smil:targetElement="id16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5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标题和内容" presentation:presentation-page-layout-name="AL2T11">
        <draw:frame presentation:style-name="pr3" draw:layer="layout" svg:width="17.6cm" svg:height="3.506cm" svg:x="1.4cm" svg:y="0.862cm" presentation:class="title" presentation:user-transformed="true">
          <draw:text-box>
            <text:list text:style-name="L1">
              <text:list-header>
                <text:p><text:span text:style-name="T8">悯</text:span><text:span text:style-name="T8">农</text:span></text:p>
              </text:list-header>
            </text:list>
          </draw:text-box>
        </draw:frame>
        <draw:frame presentation:style-name="pr4" draw:text-style-name="P18" draw:layer="layout" svg:width="16cm" svg:height="8.8cm" svg:x="2.8cm" svg:y="5.4cm" presentation:class="outline" presentation:user-transformed="true">
          <draw:text-box>
            <text:list text:style-name="L2">
              <text:list-item>
                <text:p text:style-name="P18"><text:span text:style-name="T9">春种一粒粟，秋收万颗子。</text:span></text:p>
              </text:list-item>
              <text:list-item>
                <text:p text:style-name="P18"><text:span text:style-name="T9">四海无闲田，农夫犹饿死。</text:span></text:p>
              </text:list-item>
              <text:list-item>
                <text:p text:style-name="P18"><text:span text:style-name="T9">锄禾日当午，汗滴禾下土。</text:span></text:p>
              </text:list-item>
              <text:list-item>
                <text:p text:style-name="P18"><text:span text:style-name="T9">谁知盘中餐，粒粒皆辛苦。</text:span></text:p>
              </text:list-item>
            </text:list>
          </draw:text-box>
        </draw:frame>
        <draw:frame draw:style-name="gr12" draw:text-style-name="P19" draw:layer="layout" svg:width="10.366cm" svg:height="14.685cm" svg:x="22cm" svg:y="0.8cm">
          <draw:image xlink:href="Pictures/100000000000021F000002B29B8F1B1157A401FF.jp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5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标题和内容" presentation:presentation-page-layout-name="AL2T11">
        <draw:frame draw:style-name="gr13" draw:text-style-name="P21" draw:layer="layout" svg:width="6.873cm" svg:height="16.2cm" svg:x="3.727cm" svg:y="0.8cm">
          <draw:text-box>
            <text:list text:style-name="L1">
              <text:list-item>
                <text:p text:style-name="P20"><text:span text:style-name="T10">离</text:span><text:span text:style-name="T10">离</text:span><text:span text:style-name="T10">原</text:span><text:span text:style-name="T10">上</text:span><text:span text:style-name="T10">草</text:span><text:span text:style-name="T10">，</text:span><text:span text:style-name="T10">一</text:span><text:span text:style-name="T10">岁</text:span><text:span text:style-name="T10">一</text:span><text:span text:style-name="T10">枯</text:span><text:span text:style-name="T10">荣</text:span><text:span text:style-name="T10">。</text:span></text:p>
              </text:list-item>
              <text:list-item>
                <text:p text:style-name="P20"><text:span text:style-name="T10">野</text:span><text:span text:style-name="T10">火</text:span><text:span text:style-name="T10">烧</text:span><text:span text:style-name="T10">不</text:span><text:span text:style-name="T10">尽</text:span><text:span text:style-name="T10">，</text:span><text:span text:style-name="T10">春</text:span><text:span text:style-name="T10">风</text:span><text:span text:style-name="T10">吹</text:span><text:span text:style-name="T10">又</text:span><text:span text:style-name="T10">生</text:span><text:span text:style-name="T10">。</text:span></text:p>
              </text:list-item>
              <text:list-item>
                <text:p text:style-name="P20"><text:span text:style-name="T10">远</text:span><text:span text:style-name="T10">芳</text:span><text:span text:style-name="T10">侵</text:span><text:span text:style-name="T10">古</text:span><text:span text:style-name="T10">道</text:span><text:span text:style-name="T10">，</text:span><text:span text:style-name="T10">晴</text:span><text:span text:style-name="T10">翠</text:span><text:span text:style-name="T10">接</text:span><text:span text:style-name="T10">荒</text:span><text:span text:style-name="T10">城</text:span><text:span text:style-name="T10">。</text:span></text:p>
              </text:list-item>
              <text:list-item>
                <text:p text:style-name="P20"><text:span text:style-name="T10">又</text:span><text:span text:style-name="T10">送</text:span><text:span text:style-name="T10">王</text:span><text:span text:style-name="T10">孙</text:span><text:span text:style-name="T10">去</text:span><text:span text:style-name="T10">，</text:span><text:span text:style-name="T10">萋</text:span><text:span text:style-name="T10">萋</text:span><text:span text:style-name="T10">满</text:span><text:span text:style-name="T10">别</text:span><text:span text:style-name="T10">情</text:span><text:span text:style-name="T10">。</text:span></text:p>
              </text:list-item>
            </text:list>
          </draw:text-box>
        </draw:frame>
        <draw:frame presentation:style-name="pr5" draw:text-style-name="P23" draw:layer="layout" svg:width="3.088cm" svg:height="2.085cm" svg:x="13.8cm" svg:y="0.8cm">
          <draw:text-box>
            <text:list text:style-name="L1">
              <text:list-header>
                <text:p text:style-name="P22"><text:span text:style-name="T8">草</text:span></text:p>
              </text:list-header>
            </text:list>
          </draw:text-box>
        </draw:frame>
        <presentation:notes draw:style-name="dp2">
          <draw:page-thumbnail draw:style-name="gr4" draw:layer="layout" svg:width="19.798cm" svg:height="11.135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标题和内容" presentation:presentation-page-layout-name="AL2T11">
        <draw:frame presentation:style-name="pr3" draw:layer="layout" svg:width="4.8cm" svg:height="3.506cm" svg:x="1.4cm" svg:y="0.862cm" presentation:class="title" presentation:user-transformed="true">
          <draw:text-box>
            <text:list text:style-name="L1">
              <text:list-header>
                <text:p><text:span text:style-name="T8">鹅</text:span></text:p>
              </text:list-header>
            </text:list>
          </draw:text-box>
        </draw:frame>
        <draw:frame presentation:style-name="pr4" draw:text-style-name="P18" draw:layer="layout" svg:width="16cm" svg:height="8.8cm" svg:x="2.8cm" svg:y="5.4cm" presentation:class="outline" presentation:user-transformed="true">
          <draw:text-box>
            <text:list text:style-name="L2">
              <text:list-item>
                <text:p><text:span text:style-name="T9">鹅鹅鹅，</text:span></text:p>
              </text:list-item>
              <text:list-item>
                <text:p><text:span text:style-name="T9">曲项向天歌。</text:span></text:p>
              </text:list-item>
              <text:list-item>
                <text:p><text:span text:style-name="T9">白毛浮绿水，</text:span></text:p>
              </text:list-item>
              <text:list-item>
                <text:p><text:span text:style-name="T9">红掌拨清波。</text:span></text:p>
              </text:list-item>
            </text:list>
          </draw:text-box>
        </draw:frame>
        <draw:frame draw:style-name="gr14" draw:text-style-name="P24" draw:layer="layout" svg:width="16.318cm" svg:height="9.6cm" svg:x="14.6cm" svg:y="4.8cm">
          <draw:image xlink:href="Pictures/100000000000025800000161538692C4AFF72687.jp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5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标题和内容" presentation:presentation-page-layout-name="AL2T11">
        <draw:frame presentation:style-name="pr3" draw:layer="layout" svg:width="4.8cm" svg:height="3.506cm" svg:x="2.8cm" svg:y="1.094cm" presentation:class="title" presentation:user-transformed="true">
          <draw:text-box>
            <text:list text:style-name="L1">
              <text:list-header>
                <text:p><text:span text:style-name="T8">春</text:span><text:span text:style-name="T8">晓</text:span></text:p>
              </text:list-header>
            </text:list>
          </draw:text-box>
        </draw:frame>
        <draw:frame presentation:style-name="pr4" draw:text-style-name="P18" draw:layer="layout" svg:width="16cm" svg:height="8.8cm" svg:x="3.4cm" svg:y="6cm" presentation:class="outline" presentation:user-transformed="true">
          <draw:text-box>
            <text:list text:style-name="L2">
              <text:list-item>
                <text:p><text:span text:style-name="T9">春眠不觉晓，</text:span></text:p>
              </text:list-item>
              <text:list-item>
                <text:p><text:span text:style-name="T9">处处闻啼鸟。</text:span></text:p>
              </text:list-item>
              <text:list-item>
                <text:p>夜来风雨声，</text:p>
              </text:list-item>
              <text:list-item>
                <text:p>花落知多少。</text:p>
              </text:list-item>
            </text:list>
          </draw:text-box>
        </draw:frame>
        <presentation:notes draw:style-name="dp2">
          <draw:page-thumbnail draw:style-name="gr4" draw:layer="layout" svg:width="19.798cm" svg:height="11.135cm" svg:x="0.6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5" draw:master-page-name="标题和内容" presentation:presentation-page-layout-name="AL2T11">
        <draw:frame presentation:style-name="pr6" draw:layer="layout" svg:width="10.472cm" svg:height="3.681cm" svg:x="2.328cm" svg:y="1.014cm" presentation:class="title" presentation:user-transformed="true">
          <draw:text-box>
            <text:list text:style-name="L1">
              <text:list-header>
                <text:p><text:span text:style-name="T8">登</text:span><text:span text:style-name="T8">鹳</text:span><text:span text:style-name="T8">雀</text:span><text:span text:style-name="T8">楼</text:span></text:p>
              </text:list-header>
            </text:list>
          </draw:text-box>
        </draw:frame>
        <draw:frame draw:style-name="gr15" draw:text-style-name="P25" draw:layer="layout" svg:width="7.205cm" svg:height="10.4cm" svg:x="5.4cm" svg:y="4.8cm">
          <draw:text-box>
            <text:list text:style-name="L1">
              <text:list-item>
                <text:p text:style-name="P18"><text:span text:style-name="T9">白</text:span><text:span text:style-name="T9">日</text:span><text:span text:style-name="T9">依</text:span><text:span text:style-name="T9">山</text:span><text:span text:style-name="T9">尽</text:span></text:p>
              </text:list-item>
              <text:list-item>
                <text:p text:style-name="P18"><text:span text:style-name="T9">黄</text:span><text:span text:style-name="T9">河</text:span><text:span text:style-name="T9">入</text:span><text:span text:style-name="T9">海</text:span><text:span text:style-name="T9">流</text:span></text:p>
              </text:list-item>
              <text:list-item>
                <text:p text:style-name="P18"><text:span text:style-name="T9">欲</text:span><text:span text:style-name="T9">穷</text:span><text:span text:style-name="T9">千</text:span><text:span text:style-name="T9">里</text:span><text:span text:style-name="T9">目</text:span></text:p>
              </text:list-item>
              <text:list-item>
                <text:p text:style-name="P18"><text:span text:style-name="T9">更</text:span><text:span text:style-name="T9">上</text:span><text:span text:style-name="T9">一</text:span><text:span text:style-name="T9">层</text:span><text:span text:style-name="T9">楼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5cm" svg:x="0.6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Calibri1" svg:font-family="Calibri"/>
    <style:font-face style:name="Calibri Light1" svg:font-family="'Calibri Light'"/>
    <style:font-face style:name="Helvetica1" svg:font-family="Helvetica"/>
    <style:font-face style:name="宋体1" svg:font-family="宋体" style:font-family-generic="modern"/>
    <style:font-face style:name="禹卫书法行书简体&#10;1" svg:font-family="禹卫书法行书简体&#10;" style:font-family-generic="modern"/>
    <style:font-face style:name="苏新诗柳楷简2" svg:font-family="苏新诗柳楷简" style:font-family-generic="modern"/>
    <style:font-face style:name="【暖色君】小威体1" svg:font-family="【暖色君】小威体" style:font-family-generic="decorative" style:font-pitch="fixed"/>
    <style:font-face style:name="微软雅黑2" svg:font-family="微软雅黑" style:font-family-generic="modern" style:font-pitch="fixed"/>
    <style:font-face style:name="+mn-ea" svg:font-family="+mn-ea" style:font-pitch="variable"/>
    <style:font-face style:name="Calibri" svg:font-family="Calibri" style:font-pitch="variable"/>
    <style:font-face style:name="Calibri Light" svg:font-family="'Calibri Light'" style:font-pitch="variable"/>
    <style:font-face style:name="Helvetica" svg:font-family="Helvetic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2" svg:font-family="'Lohit Devanagari'" style:font-pitch="variable"/>
    <style:font-face style:name="华文行楷" svg:font-family="华文行楷" style:font-pitch="variable"/>
    <style:font-face style:name="思源黑体 CN Light" svg:font-family="'思源黑体 CN Light'" style:font-pitch="variable"/>
    <style:font-face style:name="思源黑体 CN Medium" svg:font-family="'思源黑体 CN Medium'" style:font-pitch="variable"/>
    <style:font-face style:name="思源黑体 CN Regular2" svg:font-family="'思源黑体 CN Regular'" style:font-pitch="variable"/>
    <style:font-face style:name="楷体_GB2312" svg:font-family="楷体_GB2312" style:font-pitch="variable"/>
    <style:font-face style:name="禹卫书法行书简体&#10;" svg:font-family="禹卫书法行书简体&#10;" style:font-pitch="variable"/>
    <style:font-face style:name="苏新诗柳楷简" svg:font-family="苏新诗柳楷简" style:font-pitch="variable"/>
    <style:font-face style:name="Lohit Devanagari1" svg:font-family="'Lohit Devanagari'" style:font-family-generic="decorative" style:font-pitch="variable"/>
    <style:font-face style:name="【暖色君】小威体" svg:font-family="【暖色君】小威体" style:font-family-generic="decorative" style:font-pitch="variable"/>
    <style:font-face style:name="Liberation Sans2" svg:font-family="'Liberation Sans'" style:font-family-generic="modern" style:font-pitch="variable"/>
    <style:font-face style:name="宋体" svg:font-family="宋体" style:font-family-generic="modern" style:font-pitch="variable"/>
    <style:font-face style:name="微软雅黑1" svg:font-family="微软雅黑" style:font-family-generic="modern" style:font-pitch="variable"/>
    <style:font-face style:name="思源黑体 CN Regular1" svg:font-family="'思源黑体 CN Regular'" style:font-family-generic="modern" style:font-pitch="variable"/>
    <style:font-face style:name="文悦古典明朝体 (非商业使用) W5" svg:font-family="'文悦古典明朝体 (非商业使用) W5'" style:font-family-generic="modern" style:font-pitch="variable"/>
    <style:font-face style:name="禹卫书法行书简体&#10;2" svg:font-family="禹卫书法行书简体&#10;" style:font-family-generic="modern" style:font-pitch="variable"/>
    <style:font-face style:name="苏新诗柳楷简1" svg:font-family="苏新诗柳楷简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3" svg:font-family="'Liberation Sans'" style:font-family-generic="swiss" style:font-pitch="variable"/>
    <style:font-face style:name="微软雅黑" svg:font-family="微软雅黑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draw:fill-image draw:name="Bitmap_20_1" draw:display-name="Bitmap 1" xlink:href="Pictures/1000000000000320000002585052957A2CD919C1.jpg" xlink:type="simple" xlink:show="embed" xlink:actuate="onLoad"/>
    <draw:fill-image draw:name="background" xlink:href="Pictures/10000000000002D50000012C5F6D8BF97C987E7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思源黑体 CN Regular" style:font-size-asian="24pt" style:language-asian="zh" style:country-asian="CN" style:font-name-complex="思源黑体 CN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思源黑体 CN Regular" style:font-family-asian="'思源黑体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标题幻灯片-background" style:family="presentation">
      <style:graphic-properties draw:stroke="none" draw:fill="solid" draw:fill-color="#d3c8b2"/>
      <style:text-properties style:letter-kerning="true"/>
    </style:style>
    <style:style style:name="标题幻灯片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标题幻灯片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标题幻灯片-outline1" style:family="presentation">
      <style:graphic-properties draw:stroke="none" draw:fill="none" draw:auto-grow-height="false" draw:fit-to-size="shrink-to-fit">
        <text:list-style style:name="标题幻灯片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zh" fo:country="CN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2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zh" style:country-complex="CN" style:font-style-complex="normal" style:font-weight-complex="normal" style:text-emphasize="none" style:font-relief="none" style:text-overline-style="none" style:text-overline-color="font-color" fo:hyphenate="false"/>
    </style:style>
    <style:style style:name="标题幻灯片-outline2" style:family="presentation" style:parent-style-name="标题幻灯片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标题幻灯片-outline3" style:family="presentation" style:parent-style-name="标题幻灯片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标题幻灯片-outline4" style:family="presentation" style:parent-style-name="标题幻灯片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标题幻灯片-outline5" style:family="presentation" style:parent-style-name="标题幻灯片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标题幻灯片-outline6" style:family="presentation" style:parent-style-name="标题幻灯片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标题幻灯片-outline7" style:family="presentation" style:parent-style-name="标题幻灯片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标题幻灯片-outline8" style:family="presentation" style:parent-style-name="标题幻灯片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标题幻灯片-outline9" style:family="presentation" style:parent-style-name="标题幻灯片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标题幻灯片-subtitle" style:family="presentation">
      <style:graphic-properties draw:stroke="none" draw:fill="none" draw:textarea-vertical-align="middle">
        <text:list-style style:name="标题幻灯片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标题幻灯片-title" style:family="presentation">
      <style:graphic-properties draw:stroke="none" draw:fill="none" draw:textarea-vertical-align="middle">
        <text:list-style style:name="标题幻灯片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zh" fo:country="CN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zh" style:country-complex="CN" style:font-style-complex="normal" style:font-weight-complex="normal" style:text-emphasize="none" style:font-relief="none" style:text-overline-style="none" style:text-overline-color="font-color" fo:hyphenate="false"/>
    </style:style>
    <style:style style:name="标题和内容-background" style:family="presentation">
      <style:graphic-properties draw:stroke="none" draw:fill="solid" draw:fill-color="#d3c8b2"/>
      <style:text-properties style:letter-kerning="true"/>
    </style:style>
    <style:style style:name="标题和内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标题和内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标题和内容-outline1" style:family="presentation">
      <style:graphic-properties draw:stroke="none" draw:fill="none" draw:auto-grow-height="false" draw:fit-to-size="shrink-to-fit">
        <text:list-style style:name="标题和内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zh" fo:country="CN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2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zh" style:country-complex="CN" style:font-style-complex="normal" style:font-weight-complex="normal" style:text-emphasize="none" style:font-relief="none" style:text-overline-style="none" style:text-overline-color="font-color" fo:hyphenate="false"/>
    </style:style>
    <style:style style:name="标题和内容-outline2" style:family="presentation" style:parent-style-name="标题和内容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标题和内容-outline3" style:family="presentation" style:parent-style-name="标题和内容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标题和内容-outline4" style:family="presentation" style:parent-style-name="标题和内容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标题和内容-outline5" style:family="presentation" style:parent-style-name="标题和内容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标题和内容-outline6" style:family="presentation" style:parent-style-name="标题和内容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标题和内容-outline7" style:family="presentation" style:parent-style-name="标题和内容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标题和内容-outline8" style:family="presentation" style:parent-style-name="标题和内容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标题和内容-outline9" style:family="presentation" style:parent-style-name="标题和内容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标题和内容-subtitle" style:family="presentation">
      <style:graphic-properties draw:stroke="none" draw:fill="none" draw:textarea-vertical-align="middle">
        <text:list-style style:name="标题和内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标题和内容-title" style:family="presentation">
      <style:graphic-properties draw:stroke="none" draw:fill="none" draw:textarea-vertical-align="middle">
        <text:list-style style:name="标题和内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zh" fo:country="CN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zh" style:country-complex="CN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zh" fo:country="CN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2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zh" style:country-complex="CN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3" style:family="presentation" style:parent-style-name="Blank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zh" fo:country="CN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zh" style:country-complex="CN" style:font-style-complex="normal" style:font-weight-complex="normal" style:text-emphasize="none" style:font-relief="none" style:text-overline-style="none" style:text-overline-color="font-color" fo:hyphenate="false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9.8999996185303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19.8999996185303pt" style:font-style-asian="normal" style:font-weight-asian="normal" style:font-name-complex="Lohit Devanagari" style:font-family-complex="'Lohit Devanagari'" style:font-family-generic-complex="system" style:font-pitch-complex="variable" style:font-size-complex="19.8999996185303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1000003814697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d3c8b2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标题幻灯片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标题幻灯片-backgroundobjects">
      <style:graphic-properties draw:stroke="none" svg:stroke-width="0cm" draw:fill="none" draw:fill-color="#ffffff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Mpr3" style:family="presentation" style:parent-style-name="标题幻灯片-backgroundobjects">
      <style:graphic-properties draw:stroke="none" draw:fill="none" draw:fill-color="#ffffff" draw:auto-grow-height="false" fo:min-height="1.485cm"/>
    </style:style>
    <style:style style:name="Mpr4" style:family="presentation" style:parent-style-name="标题幻灯片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标题和内容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标题和内容-outline1">
      <style:graphic-properties draw:stroke="none" svg:stroke-width="0cm" draw:fill="none" draw:textarea-vertical-align="top" draw:auto-grow-height="false" draw:fit-to-size="false" fo:min-height="11.048cm" fo:padding-top="0.127cm" fo:padding-bottom="0.127cm" fo:padding-left="0.254cm" fo:padding-right="0.254cm" fo:wrap-option="wrap"/>
    </style:style>
    <style:style style:name="Mpr7" style:family="presentation" style:parent-style-name="标题和内容-backgroundobjects">
      <style:graphic-properties draw:stroke="none" svg:stroke-width="0cm" draw:fill="none" draw:fill-color="#ffffff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Mpr8" style:family="presentation" style:parent-style-name="标题和内容-backgroundobjects">
      <style:graphic-properties draw:stroke="none" draw:fill="none" draw:fill-color="#ffffff" draw:auto-grow-height="false" fo:min-height="1.485cm"/>
    </style:style>
    <style:style style:name="Mpr9" style:family="presentation" style:parent-style-name="标题和内容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Mpr11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12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标题幻灯片" style:page-layout-name="PM1" draw:style-name="Mdp1">
      <draw:frame draw:name="标题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单</text:span><text:span text:style-name="MT2">击</text:span><text:span text:style-name="MT2">此</text:span><text:span text:style-name="MT2">处</text:span><text:span text:style-name="MT2">编</text:span><text:span text:style-name="MT2">辑</text:span><text:span text:style-name="MT2">母</text:span><text:span text:style-name="MT2">版</text:span><text:span text:style-name="MT2">标</text:span><text:span text:style-name="MT2">题</text:span><text:span text:style-name="MT2">样</text:span><text:span text:style-name="MT2">式</text:span></text:p>
        </draw:text-box>
      </draw:frame>
      <draw:frame draw:name="日期占位符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8-06-15">6/15/18</text:date></text:span></text:p>
        </draw:text-box>
      </draw:frame>
      <draw:frame draw:name="页脚占位符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灯片编号占位符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编号&gt;</text:page-number></text:span></text:p>
        </draw:text-box>
      </draw:frame>
      <draw:frame presentation:style-name="标题幻灯片-outline1" draw:layer="backgroundobjects" svg:width="30.479cm" svg:height="11.047cm" svg:x="1.693cm" svg:y="4.457cm" presentation:class="outline" presentation:placeholder="true">
        <draw:text-box/>
      </draw:frame>
      <presentation:notes style:page-layout-name="PM2">
        <draw:page-thumbnail presentation:style-name="标题幻灯片-title" draw:layer="backgroundobjects" svg:width="14.848cm" svg:height="11.135cm" svg:x="3.075cm" svg:y="2.257cm" presentation:class="page"/>
        <draw:frame presentation:style-name="标题幻灯片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标题和内容" style:page-layout-name="PM1" draw:style-name="Mdp1">
      <draw:frame draw:name="标题 1" presentation:style-name="Mpr5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4">单</text:span><text:span text:style-name="MT4">击</text:span><text:span text:style-name="MT4">此</text:span><text:span text:style-name="MT4">处</text:span><text:span text:style-name="MT4">编</text:span><text:span text:style-name="MT4">辑</text:span><text:span text:style-name="MT4">母</text:span><text:span text:style-name="MT4">版</text:span><text:span text:style-name="MT4">标</text:span><text:span text:style-name="MT4">题</text:span><text:span text:style-name="MT4">样</text:span><text:span text:style-name="MT4">式</text:span></text:p>
        </draw:text-box>
      </draw:frame>
      <draw:frame draw:name="内容占位符 2" presentation:style-name="Mpr6" draw:text-style-name="MP14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2"><text:span text:style-name="MT5">单击此处编辑母版文本样式</text:span></text:p>
              <text:list>
                <text:list-item>
                  <text:p text:style-name="MP13"><text:span text:style-name="MT6">第二级</text:span></text:p>
                  <text:list>
                    <text:list-item>
                      <text:p text:style-name="MP13"><text:span text:style-name="MT7">第三级</text:span></text:p>
                      <text:list>
                        <text:list-item>
                          <text:p text:style-name="MP13"><text:span text:style-name="MT8">第四级</text:span></text:p>
                          <text:list>
                            <text:list-item>
                              <text:p text:style-name="MP13"><text:span text:style-name="MT8">第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期占位符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8-06-15">6/15/18</text:date></text:span></text:p>
        </draw:text-box>
      </draw:frame>
      <draw:frame draw:name="页脚占位符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灯片编号占位符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编号&gt;</text:page-number></text:span></text:p>
        </draw:text-box>
      </draw:frame>
      <presentation:notes style:page-layout-name="PM2">
        <draw:page-thumbnail presentation:style-name="标题和内容-title" draw:layer="backgroundobjects" svg:width="19.798cm" svg:height="11.135cm" svg:x="0.6cm" svg:y="2.257cm" presentation:class="page"/>
        <draw:frame presentation:style-name="标题和内容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Blank" style:page-layout-name="PM1" draw:style-name="Mdp2">
      <draw:frame draw:name="Date Placeholder 1" presentation:style-name="Mpr10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8-06-15">6/15/18</text:date></text:span></text:p>
        </draw:text-box>
      </draw:frame>
      <draw:frame draw:name="Footer Placeholder 2" presentation:style-name="Mpr10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3" presentation:style-name="Mpr10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编号&gt;</text:page-number></text:span></text:p>
        </draw:text-box>
      </draw:frame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7cm" svg:x="1.693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8cm" svg:height="11.135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默认" style:page-layout-name="PM1" draw:style-name="Mdp3">
      <draw:frame presentation:style-name="默认-title" draw:layer="backgroundobjects" svg:width="30.479cm" svg:height="3.18cm" svg:x="1.693cm" svg:y="0.76cm" presentation:class="title" presentation:placeholder="true">
        <draw:text-box/>
      </draw:frame>
      <draw:frame presentation:style-name="默认-outline1" draw:layer="backgroundobjects" svg:width="30.479cm" svg:height="11.047cm" svg:x="1.693cm" svg:y="4.457cm" presentation:class="outline" presentation:placeholder="true">
        <draw:text-box/>
      </draw:frame>
      <presentation:notes style:page-layout-name="PM2">
        <draw:page-thumbnail presentation:style-name="默认-title" draw:layer="backgroundobjects" svg:width="16.932cm" svg:height="9.524cm" svg:x="1.058cm" svg:y="1.93cm" presentation:class="page"/>
        <draw:frame presentation:style-name="默认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演示文稿</dc:title>
    <meta:initial-creator>Anzichen</meta:initial-creator>
    <meta:editing-cycles>24</meta:editing-cycles>
    <meta:creation-date>2018-04-19T09:00:02</meta:creation-date>
    <dc:date>2018-06-15T14:48:16.696059365</dc:date>
    <meta:editing-duration>P1DT14M8S</meta:editing-duration>
    <meta:generator>LibreOffice/5.2.7.2$Linux_x86 LibreOffice_project/20$Build-2</meta:generator>
    <meta:document-statistic meta:object-count="110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宽屏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4</meta:user-defined>
  </office:meta>
</office:document-meta>
</file>